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line draw:style-name="gr1" draw:text-style-name="P1" draw:layer="layout" svg:x1="3.033cm" svg:y1="15.391cm" svg:x2="3.033cm" svg:y2="15.069cm">
          <text:p/>
        </draw:line>
        <draw:frame draw:style-name="gr2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2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path draw:style-name="gr3" draw:text-style-name="P1" draw:layer="layout" svg:width="23.761cm" svg:height="6.85cm" draw:transform="skewX (4.57665207414009E-017) rotate (-0.242426233102012) translate (1.49cm 1.953cm)" svg:viewBox="0 0 23762 6851" svg:d="M0 0c12516 0 23762 6851 23762 685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29T23:59:23.601017150</dc:date>
    <dc:creator>elucterio </dc:creator>
    <meta:editing-duration>PT1M43S</meta:editing-duration>
    <meta:editing-cycles>8</meta:editing-cycles>
    <meta:generator>LibreOffice/4.2.8.2$Linux_X86_64 LibreOffice_project/420m0$Build-2</meta:generator>
    <meta:document-statistic meta:object-count="6"/>
  </office:meta>
</office:document-meta>
</file>